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Code" svg:font-family="'Fira Code', 'Droid Sans Mono', monospace, monospace, 'Droid Sans Fallback', 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2.134cm" style:rel-column-width="21845*"/>
    </style:style>
    <style:style style:name="Table1.1" style:family="table-row">
      <style:table-row-properties style:min-row-height="0.503cm"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C1" style:family="table-cell">
      <style:table-cell-properties fo:padding="0cm" fo:border="none"/>
    </style:style>
    <style:style style:name="Table2" style:family="table">
      <style:table-properties style:width="6.401cm" fo:break-before="page" table:align="margins" fo:background-color="transparent">
        <style:background-image/>
      </style:table-properties>
    </style:style>
    <style:style style:name="Table2.A" style:family="table-column">
      <style:table-column-properties style:column-width="2.134cm" style:rel-column-width="21845*"/>
    </style:style>
    <style:style style:name="Table2.1" style:family="table-row">
      <style:table-row-properties style:min-row-height="0.503cm"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3" style:family="table">
      <style:table-properties style:width="6.401cm" fo:break-before="page" table:align="margins" fo:background-color="transparent">
        <style:background-image/>
      </style:table-properties>
    </style:style>
    <style:style style:name="Table3.A" style:family="table-column">
      <style:table-column-properties style:column-width="2.134cm" style:rel-column-width="21845*"/>
    </style:style>
    <style:style style:name="Table3.1" style:family="table-row">
      <style:table-row-properties style:min-row-height="0.503cm" fo:background-color="transparent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C1" style:family="table-cell">
      <style:table-cell-properties fo:padding="0cm" fo:border="none"/>
    </style:style>
    <style:style style:name="Table4" style:family="table">
      <style:table-properties style:width="6.401cm" fo:break-before="page" table:align="margins" fo:background-color="transparent">
        <style:background-image/>
      </style:table-properties>
    </style:style>
    <style:style style:name="Table4.A" style:family="table-column">
      <style:table-column-properties style:column-width="2.134cm" style:rel-column-width="21845*"/>
    </style:style>
    <style:style style:name="Table4.1" style:family="table-row">
      <style:table-row-properties style:min-row-height="0.503cm" fo:background-color="transparent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C1" style:family="table-cell">
      <style:table-cell-properties fo:padding="0cm" fo:border="none"/>
    </style:style>
    <style:style style:name="Table5" style:family="table">
      <style:table-properties style:width="6.401cm" fo:break-before="page" table:align="margins" fo:background-color="transparent">
        <style:background-image/>
      </style:table-properties>
    </style:style>
    <style:style style:name="Table5.A" style:family="table-column">
      <style:table-column-properties style:column-width="2.134cm" style:rel-column-width="21845*"/>
    </style:style>
    <style:style style:name="Table5.1" style:family="table-row">
      <style:table-row-properties style:min-row-height="0.503cm" fo:background-color="transparent">
        <style:background-image/>
      </style:table-row-properties>
    </style:style>
    <style:style style:name="Table5.A1" style:family="table-cell">
      <style:table-cell-properties style:vertical-align="middle" fo:padding="0cm" fo:border="none"/>
    </style:style>
    <style:style style:name="Table5.C1" style:family="table-cell">
      <style:table-cell-properties fo:padding="0cm" fo:border="none"/>
    </style:style>
    <style:style style:name="Table6" style:family="table">
      <style:table-properties style:width="6.401cm" fo:break-before="page" table:align="margins" fo:background-color="transparent">
        <style:background-image/>
      </style:table-properties>
    </style:style>
    <style:style style:name="Table6.A" style:family="table-column">
      <style:table-column-properties style:column-width="2.134cm" style:rel-column-width="21845*"/>
    </style:style>
    <style:style style:name="Table6.1" style:family="table-row">
      <style:table-row-properties style:min-row-height="0.503cm" fo:background-color="transparent">
        <style:background-image/>
      </style:table-row-properties>
    </style:style>
    <style:style style:name="Table6.A1" style:family="table-cell">
      <style:table-cell-properties style:vertical-align="middle" fo:padding="0cm" fo:border="none"/>
    </style:style>
    <style:style style:name="Table6.C1" style:family="table-cell">
      <style:table-cell-properties fo:padding="0cm" fo:border="none"/>
    </style:style>
    <style:style style:name="Table7" style:family="table">
      <style:table-properties style:width="6.401cm" fo:break-before="page" table:align="margins" fo:background-color="transparent">
        <style:background-image/>
      </style:table-properties>
    </style:style>
    <style:style style:name="Table7.A" style:family="table-column">
      <style:table-column-properties style:column-width="2.134cm" style:rel-column-width="21845*"/>
    </style:style>
    <style:style style:name="Table7.1" style:family="table-row">
      <style:table-row-properties style:min-row-height="0.503cm" fo:background-color="transparent">
        <style:background-image/>
      </style:table-row-properties>
    </style:style>
    <style:style style:name="Table7.A1" style:family="table-cell">
      <style:table-cell-properties style:vertical-align="middle" fo:padding="0cm" fo:border="none"/>
    </style:style>
    <style:style style:name="Table7.C1" style:family="table-cell">
      <style:table-cell-properties fo:padding="0cm" fo:border="none"/>
    </style:style>
    <style:style style:name="Table8" style:family="table">
      <style:table-properties style:width="6.401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2.134cm" style:rel-column-width="21845*"/>
    </style:style>
    <style:style style:name="Table8.1" style:family="table-row">
      <style:table-row-properties style:min-row-height="0.503cm" fo:background-color="transparent">
        <style:background-image/>
      </style:table-row-properties>
    </style:style>
    <style:style style:name="Table8.A1" style:family="table-cell">
      <style:table-cell-properties style:vertical-align="middle" fo:padding="0cm" fo:border="none"/>
    </style:style>
    <style:style style:name="Table8.C1" style:family="table-cell">
      <style:table-cell-properties fo:padding="0cm" fo:border="none"/>
    </style:style>
    <style:style style:name="Table9" style:family="table">
      <style:table-properties style:width="6.401cm" fo:break-before="page" table:align="margins" fo:background-color="transparent">
        <style:background-image/>
      </style:table-properties>
    </style:style>
    <style:style style:name="Table9.A" style:family="table-column">
      <style:table-column-properties style:column-width="2.134cm" style:rel-column-width="21845*"/>
    </style:style>
    <style:style style:name="Table9.1" style:family="table-row">
      <style:table-row-properties style:min-row-height="0.503cm" fo:background-color="transparent">
        <style:background-image/>
      </style:table-row-properties>
    </style:style>
    <style:style style:name="Table9.A1" style:family="table-cell">
      <style:table-cell-properties style:vertical-align="middle" fo:padding="0cm" fo:border="none"/>
    </style:style>
    <style:style style:name="Table9.C1" style:family="table-cell">
      <style:table-cell-properties fo:padding="0cm" fo:border="none"/>
    </style:style>
    <style:style style:name="Table10" style:family="table">
      <style:table-properties style:width="6.401cm" fo:break-before="page" table:align="margins" fo:background-color="transparent">
        <style:background-image/>
      </style:table-properties>
    </style:style>
    <style:style style:name="Table10.A" style:family="table-column">
      <style:table-column-properties style:column-width="2.134cm" style:rel-column-width="21845*"/>
    </style:style>
    <style:style style:name="Table10.1" style:family="table-row">
      <style:table-row-properties style:min-row-height="0.503cm" fo:background-color="transparent">
        <style:background-image/>
      </style:table-row-properties>
    </style:style>
    <style:style style:name="Table10.A1" style:family="table-cell">
      <style:table-cell-properties style:vertical-align="middle" fo:padding="0cm" fo:border="none"/>
    </style:style>
    <style:style style:name="Table10.C1" style:family="table-cell">
      <style:table-cell-properties fo:padding="0cm" fo:border="none"/>
    </style:style>
    <style:style style:name="Table11" style:family="table">
      <style:table-properties style:width="6.401cm" fo:break-before="page" table:align="margins" fo:background-color="transparent">
        <style:background-image/>
      </style:table-properties>
    </style:style>
    <style:style style:name="Table11.A" style:family="table-column">
      <style:table-column-properties style:column-width="2.134cm" style:rel-column-width="21845*"/>
    </style:style>
    <style:style style:name="Table11.1" style:family="table-row">
      <style:table-row-properties style:min-row-height="0.503cm" fo:background-color="transparent">
        <style:background-image/>
      </style:table-row-properties>
    </style:style>
    <style:style style:name="Table11.A1" style:family="table-cell">
      <style:table-cell-properties style:vertical-align="middle" fo:padding="0cm" fo:border="none"/>
    </style:style>
    <style:style style:name="Table11.C1" style:family="table-cell">
      <style:table-cell-properties fo:padding="0cm" fo:border="none"/>
    </style:style>
    <style:style style:name="Table12" style:family="table">
      <style:table-properties style:width="6.401cm" fo:break-before="page" table:align="margins" fo:background-color="transparent">
        <style:background-image/>
      </style:table-properties>
    </style:style>
    <style:style style:name="Table12.A" style:family="table-column">
      <style:table-column-properties style:column-width="2.134cm" style:rel-column-width="21845*"/>
    </style:style>
    <style:style style:name="Table12.1" style:family="table-row">
      <style:table-row-properties style:min-row-height="0.503cm" fo:background-color="transparent">
        <style:background-image/>
      </style:table-row-properties>
    </style:style>
    <style:style style:name="Table12.A1" style:family="table-cell">
      <style:table-cell-properties style:vertical-align="middle" fo:padding="0cm" fo:border="none"/>
    </style:style>
    <style:style style:name="Table12.C1" style:family="table-cell">
      <style:table-cell-properties fo:padding="0cm" fo:border="none"/>
    </style:style>
    <style:style style:name="Table13" style:family="table">
      <style:table-properties style:width="6.401cm" fo:break-before="page" table:align="margins" fo:background-color="transparent">
        <style:background-image/>
      </style:table-properties>
    </style:style>
    <style:style style:name="Table13.A" style:family="table-column">
      <style:table-column-properties style:column-width="2.134cm" style:rel-column-width="21845*"/>
    </style:style>
    <style:style style:name="Table13.1" style:family="table-row">
      <style:table-row-properties style:min-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padding="0cm" fo:border="none"/>
    </style:style>
    <style:style style:name="Table13.C1" style:family="table-cell">
      <style:table-cell-properties fo:padding="0cm" fo:border="none"/>
    </style:style>
    <style:style style:name="Table14" style:family="table">
      <style:table-properties style:width="6.401cm" fo:break-before="page" table:align="margins" fo:background-color="transparent">
        <style:background-image/>
      </style:table-properties>
    </style:style>
    <style:style style:name="Table14.A" style:family="table-column">
      <style:table-column-properties style:column-width="2.134cm" style:rel-column-width="21845*"/>
    </style:style>
    <style:style style:name="Table14.1" style:family="table-row">
      <style:table-row-properties style:min-row-height="0.503cm" fo:background-color="transparent">
        <style:background-image/>
      </style:table-row-properties>
    </style:style>
    <style:style style:name="Table14.A1" style:family="table-cell">
      <style:table-cell-properties style:vertical-align="middle" fo:padding="0cm" fo:border="none"/>
    </style:style>
    <style:style style:name="Table14.C1" style:family="table-cell">
      <style:table-cell-properties fo:padding="0cm" fo:border="none"/>
    </style:style>
    <style:style style:name="Table15" style:family="table">
      <style:table-properties style:width="6.401cm" fo:break-before="page" table:align="margins" fo:background-color="transparent">
        <style:background-image/>
      </style:table-properties>
    </style:style>
    <style:style style:name="Table15.A" style:family="table-column">
      <style:table-column-properties style:column-width="2.134cm" style:rel-column-width="21845*"/>
    </style:style>
    <style:style style:name="Table15.1" style:family="table-row">
      <style:table-row-properties style:min-row-height="0.503cm" fo:background-color="transparent">
        <style:background-image/>
      </style:table-row-properties>
    </style:style>
    <style:style style:name="Table15.A1" style:family="table-cell">
      <style:table-cell-properties style:vertical-align="middle" fo:padding="0cm" fo:border="none"/>
    </style:style>
    <style:style style:name="Table15.C1" style:family="table-cell">
      <style:table-cell-properties fo:padding="0cm" fo:border="none"/>
    </style:style>
    <style:style style:name="Table16" style:family="table">
      <style:table-properties style:width="6.401cm" fo:break-before="page" table:align="margins" fo:background-color="transparent">
        <style:background-image/>
      </style:table-properties>
    </style:style>
    <style:style style:name="Table16.A" style:family="table-column">
      <style:table-column-properties style:column-width="2.134cm" style:rel-column-width="21845*"/>
    </style:style>
    <style:style style:name="Table16.1" style:family="table-row">
      <style:table-row-properties style:min-row-height="0.503cm" fo:background-color="transparent">
        <style:background-image/>
      </style:table-row-properties>
    </style:style>
    <style:style style:name="Table16.A1" style:family="table-cell">
      <style:table-cell-properties style:vertical-align="middle" fo:padding="0cm" fo:border="none"/>
    </style:style>
    <style:style style:name="Table16.C1" style:family="table-cell">
      <style:table-cell-properties fo:padding="0cm" fo:border="none"/>
    </style:style>
    <style:style style:name="P1" style:family="paragraph" style:parent-style-name="Heading_20_3">
      <style:text-properties officeooo:paragraph-rsid="000b3ccc"/>
    </style:style>
    <style:style style:name="P2" style:family="paragraph" style:parent-style-name="Heading_20_3">
      <style:text-properties officeooo:paragraph-rsid="00106a0a"/>
    </style:style>
    <style:style style:name="P3" style:family="paragraph" style:parent-style-name="Heading_20_3">
      <style:text-properties officeooo:paragraph-rsid="001241a9"/>
    </style:style>
    <style:style style:name="P4" style:family="paragraph" style:parent-style-name="Heading_20_3">
      <style:text-properties officeooo:paragraph-rsid="001333a0"/>
    </style:style>
    <style:style style:name="P5" style:family="paragraph" style:parent-style-name="Heading_20_3">
      <style:text-properties officeooo:paragraph-rsid="00140ac5"/>
    </style:style>
    <style:style style:name="P6" style:family="paragraph" style:parent-style-name="Heading_20_3">
      <style:text-properties officeooo:paragraph-rsid="0014de57"/>
    </style:style>
    <style:style style:name="P7" style:family="paragraph" style:parent-style-name="Heading_20_3">
      <style:text-properties officeooo:paragraph-rsid="00166b4d"/>
    </style:style>
    <style:style style:name="P8" style:family="paragraph" style:parent-style-name="Heading_20_4">
      <style:text-properties officeooo:paragraph-rsid="001241a9"/>
    </style:style>
    <style:style style:name="P9" style:family="paragraph" style:parent-style-name="Heading_20_4">
      <style:text-properties officeooo:paragraph-rsid="00178288"/>
    </style:style>
    <style:style style:name="P10" style:family="paragraph" style:parent-style-name="Heading_20_4">
      <style:text-properties officeooo:paragraph-rsid="001909de"/>
    </style:style>
    <style:style style:name="P11" style:family="paragraph" style:parent-style-name="Standard">
      <style:text-properties officeooo:paragraph-rsid="00106a0a"/>
    </style:style>
    <style:style style:name="P12" style:family="paragraph" style:parent-style-name="Standard">
      <style:text-properties officeooo:paragraph-rsid="001241a9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text-properties officeooo:paragraph-rsid="001241a9"/>
    </style:style>
    <style:style style:name="P15" style:family="paragraph" style:parent-style-name="Text_20_body">
      <style:text-properties officeooo:paragraph-rsid="0014de57"/>
    </style:style>
    <style:style style:name="P16" style:family="paragraph" style:parent-style-name="Text_20_body">
      <style:text-properties officeooo:paragraph-rsid="00140ac5"/>
    </style:style>
    <style:style style:name="P17" style:family="paragraph" style:parent-style-name="Text_20_body">
      <style:text-properties officeooo:paragraph-rsid="00166b4d"/>
    </style:style>
    <style:style style:name="P18" style:family="paragraph" style:parent-style-name="infos">
      <style:paragraph-properties fo:text-align="center" style:justify-single-word="false"/>
    </style:style>
    <style:style style:name="P19" style:family="paragraph" style:parent-style-name="infos">
      <style:paragraph-properties fo:text-align="center" style:justify-single-word="false"/>
      <style:text-properties officeooo:paragraph-rsid="00106a0a"/>
    </style:style>
    <style:style style:name="P20" style:family="paragraph" style:parent-style-name="infos">
      <style:paragraph-properties fo:text-align="center" style:justify-single-word="false"/>
      <style:text-properties officeooo:paragraph-rsid="001241a9"/>
    </style:style>
    <style:style style:name="P21" style:family="paragraph" style:parent-style-name="infos">
      <style:paragraph-properties fo:text-align="center" style:justify-single-word="false"/>
      <style:text-properties officeooo:paragraph-rsid="001333a0"/>
    </style:style>
    <style:style style:name="P22" style:family="paragraph" style:parent-style-name="infos">
      <style:paragraph-properties fo:text-align="center" style:justify-single-word="false"/>
      <style:text-properties officeooo:paragraph-rsid="00140ac5"/>
    </style:style>
    <style:style style:name="P23" style:family="paragraph" style:parent-style-name="infos">
      <style:paragraph-properties fo:text-align="center" style:justify-single-word="false"/>
      <style:text-properties officeooo:paragraph-rsid="0014de57"/>
    </style:style>
    <style:style style:name="P24" style:family="paragraph" style:parent-style-name="infos">
      <style:paragraph-properties fo:text-align="center" style:justify-single-word="false"/>
      <style:text-properties officeooo:paragraph-rsid="00166b4d"/>
    </style:style>
    <style:style style:name="P25" style:family="paragraph" style:parent-style-name="infos">
      <style:paragraph-properties fo:text-align="center" style:justify-single-word="false"/>
      <style:text-properties officeooo:paragraph-rsid="00178288"/>
    </style:style>
    <style:style style:name="P26" style:family="paragraph" style:parent-style-name="infos">
      <style:paragraph-properties fo:text-align="center" style:justify-single-word="false"/>
      <style:text-properties officeooo:paragraph-rsid="001909de"/>
    </style:style>
    <style:style style:name="P27" style:family="paragraph" style:parent-style-name="infos">
      <style:paragraph-properties fo:text-align="center" style:justify-single-word="false"/>
      <style:text-properties fo:font-size="12pt" officeooo:rsid="0014de57" officeooo:paragraph-rsid="0014de57"/>
    </style:style>
    <style:style style:name="P28" style:family="paragraph" style:parent-style-name="infos">
      <style:paragraph-properties fo:text-align="center" style:justify-single-word="false"/>
      <style:text-properties fo:font-size="12pt" officeooo:rsid="0014de57" officeooo:paragraph-rsid="00166b4d"/>
    </style:style>
    <style:style style:name="P29" style:family="paragraph" style:parent-style-name="infos">
      <style:paragraph-properties fo:text-align="center" style:justify-single-word="false"/>
      <style:text-properties fo:font-size="12pt" officeooo:rsid="0014de57" officeooo:paragraph-rsid="00178288"/>
    </style:style>
    <style:style style:name="P30" style:family="paragraph" style:parent-style-name="infos">
      <style:paragraph-properties fo:text-align="center" style:justify-single-word="false"/>
      <style:text-properties fo:font-size="12pt" officeooo:rsid="0014de57" officeooo:paragraph-rsid="001909de"/>
    </style:style>
    <style:style style:name="P31" style:family="paragraph" style:parent-style-name="Text_20_body" style:list-style-name="List_20_1"/>
    <style:style style:name="P32" style:family="paragraph" style:parent-style-name="Text_20_body" style:list-style-name="List_20_1">
      <style:text-properties officeooo:paragraph-rsid="00106a0a"/>
    </style:style>
    <style:style style:name="P33" style:family="paragraph" style:parent-style-name="Text_20_body" style:list-style-name="List_20_1">
      <style:text-properties officeooo:paragraph-rsid="001241a9"/>
    </style:style>
    <style:style style:name="P34" style:family="paragraph" style:parent-style-name="Text_20_body" style:list-style-name="List_20_1">
      <style:text-properties officeooo:paragraph-rsid="0014de57"/>
    </style:style>
    <style:style style:name="P35" style:family="paragraph" style:parent-style-name="Text_20_body" style:list-style-name="List_20_1">
      <style:text-properties officeooo:paragraph-rsid="001ef48c"/>
    </style:style>
    <style:style style:name="P36" style:family="paragraph" style:parent-style-name="Text_20_body" style:list-style-name="List_20_1">
      <style:text-properties fo:font-size="12pt" style:font-size-asian="12pt" style:font-size-complex="12pt"/>
    </style:style>
    <style:style style:name="P37" style:family="paragraph" style:parent-style-name="Text_20_body" style:list-style-name="List_20_1">
      <style:paragraph-properties fo:margin-top="0cm" fo:margin-bottom="0cm" style:contextual-spacing="false"/>
    </style:style>
    <style:style style:name="P38" style:family="paragraph" style:parent-style-name="Text_20_body" style:list-style-name="List_20_1">
      <style:paragraph-properties fo:margin-top="0cm" fo:margin-bottom="0cm" style:contextual-spacing="false"/>
      <style:text-properties officeooo:paragraph-rsid="00106a0a"/>
    </style:style>
    <style:style style:name="P39" style:family="paragraph" style:parent-style-name="Text_20_body" style:list-style-name="List_20_1">
      <style:paragraph-properties fo:margin-top="0cm" fo:margin-bottom="0cm" style:contextual-spacing="false"/>
      <style:text-properties officeooo:paragraph-rsid="00154d70"/>
    </style:style>
    <style:style style:name="P40" style:family="paragraph" style:parent-style-name="Text_20_body" style:list-style-name="List_20_1">
      <style:paragraph-properties fo:margin-top="0cm" fo:margin-bottom="0cm" style:contextual-spacing="false"/>
      <style:text-properties officeooo:paragraph-rsid="0014de57"/>
    </style:style>
    <style:style style:name="P41" style:family="paragraph" style:parent-style-name="Text_20_body" style:list-style-name="List_20_1">
      <style:paragraph-properties fo:margin-top="0cm" fo:margin-bottom="0cm" style:contextual-spacing="false"/>
      <style:text-properties fo:font-size="12pt" style:font-size-asian="12pt" style:font-size-complex="12pt"/>
    </style:style>
    <style:style style:name="P42" style:family="paragraph" style:parent-style-name="Text_20_body" style:list-style-name="List_20_1">
      <style:paragraph-properties fo:margin-top="0cm" fo:margin-bottom="0cm" style:contextual-spacing="false"/>
      <style:text-properties fo:font-size="12pt" officeooo:paragraph-rsid="00166b4d" style:font-size-asian="12pt" style:font-size-complex="12pt"/>
    </style:style>
    <style:style style:name="T1" style:family="text">
      <style:text-properties fo:font-size="14pt" officeooo:rsid="001241a9"/>
    </style:style>
    <style:style style:name="T2" style:family="text">
      <style:text-properties officeooo:rsid="00106a0a"/>
    </style:style>
    <style:style style:name="T3" style:family="text">
      <style:text-properties officeooo:rsid="001241a9"/>
    </style:style>
    <style:style style:name="T4" style:family="text">
      <style:text-properties officeooo:rsid="001333a0"/>
    </style:style>
    <style:style style:name="T5" style:family="text">
      <style:text-properties officeooo:rsid="00140ac5"/>
    </style:style>
    <style:style style:name="T6" style:family="text">
      <style:text-properties officeooo:rsid="0014de57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66b4d"/>
    </style:style>
    <style:style style:name="T9" style:family="text">
      <style:text-properties officeooo:rsid="00178288"/>
    </style:style>
    <style:style style:name="T10" style:family="text">
      <style:text-properties officeooo:rsid="001909de"/>
    </style:style>
    <style:style style:name="T11" style:family="text">
      <style:text-properties officeooo:rsid="001a773a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8">Intro</text:p>
          </table:table-cell>
          <table:table-cell table:style-name="Table1.A1" office:value-type="string">
            <text:p text:style-name="P18">5 – 6"</text:p>
          </table:table-cell>
          <table:table-cell table:style-name="Table1.C1" office:value-type="string">
            <text:p text:style-name="P18"><text:page-number text:select-page="current">1</text:page-number>/5</text:p>
          </table:table-cell>
        </table:table-row>
      </table:table>
      <text:h text:style-name="P1" text:outline-level="3"><text:bookmark text:name="tim-bl-au-cern"/>Tim BL au CERN</text:h>
      <text:p text:style-name="Text_20_body">23 juin <text:span text:style-name="Strong_20_Emphasis">1980</text:span></text:p>
      <text:p text:style-name="Text_20_body">25 ans</text:p>
      <text:p text:style-name="Text_20_body">1ère mission au CERN</text:p>
      <text:p text:style-name="Text_20_body">UI du nouveau système</text:p>
      <text:list xml:id="list3153631578" text:style-name="List_20_1">
        <text:list-item>
          <text:p text:style-name="P37">accélérateur de particules</text:p>
        </text:list-item>
        <text:list-item>
          <text:p text:style-name="P37">24 lignes / 64 caractères</text:p>
        </text:list-item>
        <text:list-item>
          <text:p text:style-name="P32">vision d’ensemble / clic<text:span text:style-name="T2">k</text:span></text:p>
        </text:list-item>
      </text:list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9">Intro</text:p>
          </table:table-cell>
          <table:table-cell table:style-name="Table2.A1" office:value-type="string">
            <text:p text:style-name="P19">5 – 6"</text:p>
          </table:table-cell>
          <table:table-cell table:style-name="Table2.C1" office:value-type="string">
            <text:p text:style-name="P19"><text:page-number text:select-page="current">2</text:page-number>/5</text:p>
          </table:table-cell>
        </table:table-row>
      </table:table>
      <text:h text:style-name="P2" text:outline-level="3"><text:bookmark text:name="contexte-déroutant"/>Contexte déroutant</text:h>
      <text:p text:style-name="Text_20_body">CERN = immense &amp; “innovant” 😱</text:p>
      <text:list xml:id="list183012703688123" text:continue-numbering="true" text:style-name="List_20_1">
        <text:list-item>
          <text:p text:style-name="P37">personnes (10000)</text:p>
        </text:list-item>
        <text:list-item>
          <text:p text:style-name="P38">expérimentations / projets</text:p>
        </text:list-item>
        <text:list-item>
          <text:p text:style-name="P38">logiciels / matériels</text:p>
        </text:list-item>
      </text:list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9">Intro</text:p>
          </table:table-cell>
          <table:table-cell table:style-name="Table3.A1" office:value-type="string">
            <text:p text:style-name="P19">5 – 6"</text:p>
          </table:table-cell>
          <table:table-cell table:style-name="Table3.C1" office:value-type="string">
            <text:p text:style-name="P19"><text:page-number text:select-page="current">3</text:page-number>/5</text:p>
          </table:table-cell>
        </table:table-row>
      </table:table>
      <text:h text:style-name="P2" text:outline-level="3"><text:bookmark text:name="enquire"/>Enquire</text:h>
      <text:p text:style-name="Text_20_body">projet perso</text:p>
      <text:p text:style-name="Text_20_body">inspiration: hypertexte<text:line-break/>Ted Nelson<text:line-break/>projet Xanadu (1965)</text:p>
      <text:p text:style-name="Text_20_body">petit Wiki (anachronique)</text:p>
      <text:list xml:id="list183013158280980" text:continue-numbering="true" text:style-name="List_20_1">
        <text:list-item>
          <text:p text:style-name="P37">stocker des connaissances</text:p>
        </text:list-item>
        <text:list-item>
          <text:p text:style-name="P35">liens entre elles</text:p>
        </text:list-item>
        <text:list-item>
          <text:p text:style-name="P35">base de donnée locale</text:p>
        </text:list-item>
      </text:list>
      <text:p text:style-name="P11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20">Intro</text:p>
          </table:table-cell>
          <table:table-cell table:style-name="Table4.A1" office:value-type="string">
            <text:p text:style-name="P20">5 – 6"</text:p>
          </table:table-cell>
          <table:table-cell table:style-name="Table4.C1" office:value-type="string">
            <text:p text:style-name="P20"><text:page-number text:select-page="current">4</text:page-number>/5</text:p>
          </table:table-cell>
        </table:table-row>
      </table:table>
      <text:h text:style-name="P8" text:outline-level="4"><text:bookmark text:name="enquire-within-uppon-everything"/>🤩 “Enquire Within Uppon Everything”</text:h>
      <text:p text:style-name="Text_20_body">“renseignez-vous sur tout”</text:p>
      <text:p text:style-name="Text_20_body">mini-encyclopédie du quotidien</text:p>
      <text:p text:style-name="Text_20_body">vieux, poussiereux</text:p>
      <text:p text:style-name="Text_20_body">grimoire</text:p>
      <text:p text:style-name="Text_20_body">“ouvrir un portail vers l’information”</text:p>
      <text:p text:style-name="Text_20_body">➡️ NOM : ENQUIRE</text:p>
      <text:p text:style-name="P12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20">Intro</text:p>
          </table:table-cell>
          <table:table-cell table:style-name="Table5.A1" office:value-type="string">
            <text:p text:style-name="P20">5 – 6"</text:p>
          </table:table-cell>
          <table:table-cell table:style-name="Table5.C1" office:value-type="string">
            <text:p text:style-name="P20"><text:page-number text:select-page="current">5</text:page-number>/5</text:p>
          </table:table-cell>
        </table:table-row>
      </table:table>
      <text:h text:style-name="P3" text:outline-level="3"><text:bookmark text:name="le-retour-en-angleterre"/>Le retour en Angleterre</text:h>
      <text:p text:style-name="Text_20_body"><text:span text:style-name="Emphasis">MAIS</text:span> 😢</text:p>
      <text:p text:style-name="Text_20_body">seulement 6 mois</text:p>
      <text:p text:style-name="Text_20_body">Noël <text:span text:style-name="Strong_20_Emphasis">1980</text:span></text:p>
      <text:p text:style-name="Text_20_body">retour Angleterre</text:p>
      <text:p text:style-name="P12"/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20">Nexus</text:p>
          </table:table-cell>
          <table:table-cell table:style-name="Table6.A1" office:value-type="string">
            <text:p text:style-name="P20"><text:span text:style-name="T3">9</text:span> – <text:span text:style-name="T3">11</text:span>"</text:p>
          </table:table-cell>
          <table:table-cell table:style-name="Table6.C1" office:value-type="string">
            <text:p text:style-name="P20"><text:span text:style-name="T3">1</text:span>/<text:span text:style-name="T3">6</text:span></text:p>
          </table:table-cell>
        </table:table-row>
      </table:table>
      <text:h text:style-name="P3" text:outline-level="3"><text:bookmark text:name="la-parenthèse-anglaise"/>La parenthèse Anglaise</text:h>
      <text:p text:style-name="Text_20_body">Bournemouth, Dorset</text:p>
      <text:p text:style-name="Text_20_body">3 ans</text:p>
      <text:p text:style-name="Text_20_body">mer et campagne 🤷</text:p>
      <text:p text:style-name="Text_20_body">directeur technique d’une petite entreprise<text:line-break/>logiciels d’impression</text:p>
      <text:p text:style-name="P12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20">Nexus</text:p>
          </table:table-cell>
          <table:table-cell table:style-name="Table7.A1" office:value-type="string">
            <text:p text:style-name="P20"><text:span text:style-name="T3">9</text:span> – <text:span text:style-name="T3">11</text:span>"</text:p>
          </table:table-cell>
          <table:table-cell table:style-name="Table7.C1" office:value-type="string">
            <text:p text:style-name="P20"><text:span text:style-name="T3">2</text:span>/<text:span text:style-name="T3">6</text:span></text:p>
          </table:table-cell>
        </table:table-row>
      </table:table>
      <text:h text:style-name="P3" text:outline-level="3"><text:bookmark text:name="seconde-mission"/>Seconde mission</text:h>
      <text:p text:style-name="P14">Retourne au CERN en <text:span text:style-name="Strong_20_Emphasis">1984</text:span></text:p>
      <text:list xml:id="list183013055882928" text:continue-numbering="true" text:style-name="List_20_1">
        <text:list-item>
          <text:p text:style-name="P33">nouvelle XP des réseaux 💪</text:p>
        </text:list-item>
      </text:list>
      <text:p text:style-name="Text_20_body"><text:span text:style-name="T1">1ère</text:span> mission : interopérabilité</text:p>
      <text:list xml:id="list183014190218603" text:continue-numbering="true" text:style-name="List_20_1">
        <text:list-item>
          <text:p text:style-name="P31">Remote Procedure Call (RPC)</text:p>
        </text:list-item>
      </text:list>
      <text:p text:style-name="Text_20_body">porte ENQUIRE sur VMS</text:p>
      <text:list xml:id="list183012990453462" text:continue-numbering="true" text:style-name="List_20_1">
        <text:list-item>
          <text:p text:style-name="P39">0️⃣ effort pour le rendre utilisable par d’autres</text:p>
        </text:list-item>
        <text:list-item>
          <text:p text:style-name="P31">mais quand même un peu utilisé</text:p>
        </text:list-item>
      </text:list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21">Nexus</text:p>
          </table:table-cell>
          <table:table-cell table:style-name="Table8.A1" office:value-type="string">
            <text:p text:style-name="P21"><text:span text:style-name="T3">9</text:span> – <text:span text:style-name="T3">11</text:span>"</text:p>
          </table:table-cell>
          <table:table-cell table:style-name="Table8.C1" office:value-type="string">
            <text:p text:style-name="P21"><text:span text:style-name="T4">3</text:span>/<text:span text:style-name="T3">6</text:span></text:p>
          </table:table-cell>
        </table:table-row>
      </table:table>
      <text:h text:style-name="P3" text:outline-level="3"><text:bookmark text:name="hypercard"/>HyperCard</text:h>
      <text:p text:style-name="Text_20_body">même époque (<text:span text:style-name="Strong_20_Emphasis">1984</text:span>)</text:p>
      <text:p text:style-name="Text_20_body">créer des “cartes”</text:p>
      <text:p text:style-name="Text_20_body">connectées entre elles</text:p>
      <text:p text:style-name="Text_20_body">très complet</text:p>
      <text:p text:style-name="Text_20_body">très populaire<text:line-break/>(jusqu’à fin commercialisation en 2004)</text:p>
      <text:p text:style-name="Text_20_body"><text:span text:style-name="Emphasis">Mais…</text:span> <text:span text:style-name="T12">seulement sur Mac</text:span><text:line-break/>et pas vraiment hypertexte<text:line-break/>(plutôt un env de dev)</text:p>
      <table:table table:name="Table9" table:style-name="Table9">
        <table:table-column table:style-name="Table9.A" table:number-columns-repeated="3"/>
        <table:table-row table:style-name="Table9.1">
          <table:table-cell table:style-name="Table9.A1" office:value-type="string">
            <text:p text:style-name="P21">Nexus</text:p>
          </table:table-cell>
          <table:table-cell table:style-name="Table9.A1" office:value-type="string">
            <text:p text:style-name="P21"><text:span text:style-name="T3">9</text:span> – <text:span text:style-name="T3">11</text:span>"</text:p>
          </table:table-cell>
          <table:table-cell table:style-name="Table9.C1" office:value-type="string">
            <text:p text:style-name="P21"><text:span text:style-name="T5">4</text:span>/<text:span text:style-name="T3">6</text:span></text:p>
          </table:table-cell>
        </table:table-row>
      </table:table>
      <text:h text:style-name="P4" text:outline-level="3"><text:bookmark text:name="proposition-next"/>Proposition &amp; NeXT</text:h>
      <text:p text:style-name="Text_20_body"><text:span text:style-name="Strong_20_Emphasis">mars 1989</text:span>: proposition</text:p>
      <text:p text:style-name="Text_20_body">(↩︎️ mois) CERN 🔌 Internet<text:line-break/>+ gd site Internet d’Europe</text:p>
      <text:p text:style-name="Text_20_body"><text:span text:style-name="Strong_20_Emphasis">mai 1990</text:span> ✅<text:line-break/>➡️ NeXT Computer</text:p>
      <text:list xml:id="list183014214343682" text:continue-numbering="true" text:style-name="List_20_1">
        <text:list-item>
          <text:p text:style-name="P37">Steve Jobs (85-97, rachat Apple)</text:p>
        </text:list-item>
        <text:list-item>
          <text:p text:style-name="P37">tout premier (“The Cube”)</text:p>
        </text:list-item>
        <text:list-item>
          <text:p text:style-name="P37">haut de gamme (eq 12000€)</text:p>
        </text:list-item>
        <text:list-item>
          <text:p text:style-name="P37">OS NeXTStep</text:p>
        </text:list-item>
        <text:list-item>
          <text:p text:style-name="P31">dev GUI facile (Objective C)</text:p>
        </text:list-item>
      </text:list>
      <text:p text:style-name="P16"/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22">Nexus</text:p>
          </table:table-cell>
          <table:table-cell table:style-name="Table10.A1" office:value-type="string">
            <text:p text:style-name="P22"><text:span text:style-name="T3">9</text:span> – <text:span text:style-name="T3">11</text:span>"</text:p>
          </table:table-cell>
          <table:table-cell table:style-name="Table10.C1" office:value-type="string">
            <text:p text:style-name="P22"><text:span text:style-name="T6">5</text:span>/<text:span text:style-name="T3">6</text:span></text:p>
          </table:table-cell>
        </table:table-row>
      </table:table>
      <text:h text:style-name="P5" text:outline-level="3"><text:bookmark text:name="ers-dev"/>1ers dev</text:h>
      <text:p text:style-name="Text_20_body"><text:span text:style-name="Emphasis">fin année</text:span> 🎉 : <text:span text:style-name="Strong_20_Emphasis">1er</text:span> navigateur</text:p>
      <text:list xml:id="list183013558980235" text:continue-numbering="true" text:style-name="List_20_1">
        <text:list-item>
          <text:p text:style-name="P37">1 mois pour navigation</text:p>
        </text:list-item>
        <text:list-item>
          <text:p text:style-name="P37">➕ 1 mois pour édition</text:p>
          <text:list>
            <text:list-item>
              <text:p text:style-name="P37">“collaboration” (Web 2.0 😆)</text:p>
            </text:list-item>
          </text:list>
        </text:list-item>
        <text:list-item>
          <text:p text:style-name="P37"><text:span text:style-name="Emphasis">WorldWideWeb</text:span></text:p>
          <text:list>
            <text:list-item>
              <text:p text:style-name="P31"><text:span text:style-name="Emphasis">Nexus</text:span> (bien plus tard)</text:p>
            </text:list-item>
          </text:list>
        </text:list-item>
      </text:list>
      <text:p text:style-name="Text_20_body">été <text:span text:style-name="Strong_20_Emphasis">1991</text:span> 🎉🎉</text:p>
      <text:list xml:id="list183014311384824" text:continue-numbering="true" text:style-name="List_20_1">
        <text:list-item>
          <text:p text:style-name="P37">publication (FTP)</text:p>
        </text:list-item>
        <text:list-item>
          <text:p text:style-name="P31">Serveur HTTP NeXTStep</text:p>
        </text:list-item>
      </text:list>
      <text:p text:style-name="Text_20_body"><text:span text:style-name="Emphasis">ET</text:span> …</text:p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P23">Nexus</text:p>
          </table:table-cell>
          <table:table-cell table:style-name="Table11.A1" office:value-type="string">
            <text:p text:style-name="P23"><text:span text:style-name="T3">9</text:span> – <text:span text:style-name="T3">11</text:span>"</text:p>
          </table:table-cell>
          <table:table-cell table:style-name="Table11.C1" office:value-type="string">
            <text:p text:style-name="P23"><text:span text:style-name="T6">6</text:span>/<text:span text:style-name="T3">6</text:span></text:p>
          </table:table-cell>
        </table:table-row>
      </table:table>
      <text:h text:style-name="P6" text:outline-level="3"><text:bookmark text:name="début-en-mode-texte"/>Début en mode texte</text:h>
      <text:p text:style-name="P15">un autre navigateur : <text:span text:style-name="Strong_20_Emphasis"><text:span text:style-name="Emphasis">LMB</text:span></text:span> 🤷<text:line-break/>créé par étudiant (Nicola Pellow)</text:p>
      <text:list xml:id="list183012798454295" text:continue-numbering="true" text:style-name="List_20_1">
        <text:list-item>
          <text:p text:style-name="P40"><text:span text:style-name="Emphasis">CAR</text:span> pas assez NeXTStep</text:p>
        </text:list-item>
        <text:list-item>
          <text:p text:style-name="P34">telnet 😡</text:p>
        </text:list-item>
      </text:list>
      <text:p text:style-name="Text_20_body">confusion: <text:span text:style-name="Emphasis">« Le Web est un moyen de trouver des informations en tapant des nombres »</text:span> 😅</text:p>
      <text:p text:style-name="P15"><text:span text:style-name="Emphasis">IL FAUT</text:span> 💪:université<text:span text:style-name="T6">s</text:span>/recherche<text:line-break/>UNIX ➡️ X Window System</text:p>
      <text:p text:style-name="P15"><text:span text:style-name="Emphasis">MAIS</text:span> 🛑 pas de moyens 😢</text:p>
      <text:p text:style-name="P15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27">Précurs.</text:p>
          </table:table-cell>
          <table:table-cell table:style-name="Table12.A1" office:value-type="string">
            <text:p text:style-name="P23"><text:span text:style-name="T6">13</text:span> – <text:span text:style-name="T3">1</text:span><text:span text:style-name="T6">6</text:span>"</text:p>
          </table:table-cell>
          <table:table-cell table:style-name="Table12.C1" office:value-type="string">
            <text:p text:style-name="P23"><text:span text:style-name="T6">1</text:span>/<text:span text:style-name="T6">5</text:span></text:p>
          </table:table-cell>
        </table:table-row>
      </table:table>
      <text:h text:style-name="P6" text:outline-level="3"><text:bookmark text:name="section"/>1992</text:h>
      <text:p text:style-name="Text_20_body">Tim &amp; Nicola</text:p>
      <text:list xml:id="list183012888023991" text:continue-numbering="true" text:style-name="List_20_1">
        <text:list-item>
          <text:p text:style-name="P37">réécri<text:span text:style-name="T8">v</text:span>ent WWW &amp; LMB en C</text:p>
        </text:list-item>
        <text:list-item>
          <text:p text:style-name="P37">juste une lib 😢</text:p>
        </text:list-item>
        <text:list-item>
          <text:p text:style-name="P31">the Common Library (libwww)</text:p>
        </text:list-item>
      </text:list>
      <text:p text:style-name="Text_20_body">Tim: tour des centres 🙏<text:line-break/>3 mois USA</text:p>
      <text:list xml:id="list183013255868839" text:continue-numbering="true" text:style-name="List_20_1">
        <text:list-item>
          <text:p text:style-name="P37">MIT, conf IETF à Boston &amp; Xerox Parc, Palo Alto</text:p>
        </text:list-item>
        <text:list-item>
          <text:p text:style-name="P37">🤝 Ted Nelson (hypertexte)</text:p>
        </text:list-item>
        <text:list-item>
          <text:p text:style-name="P31">mais 0️⃣ navigateur 😢</text:p>
        </text:list-item>
      </text:list>
      <text:p text:style-name="Text_20_body"><text:span text:style-name="Emphasis">Arrive</text:span>…</text:p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28">Précurs.</text:p>
          </table:table-cell>
          <table:table-cell table:style-name="Table13.A1" office:value-type="string">
            <text:p text:style-name="P24"><text:span text:style-name="T6">13</text:span> – <text:span text:style-name="T3">1</text:span><text:span text:style-name="T6">6</text:span>"</text:p>
          </table:table-cell>
          <table:table-cell table:style-name="Table13.C1" office:value-type="string">
            <text:p text:style-name="P24"><text:span text:style-name="T8">2</text:span>/<text:span text:style-name="T6">5</text:span></text:p>
          </table:table-cell>
        </table:table-row>
      </table:table>
      <text:h text:style-name="P7" text:outline-level="3"><text:bookmark text:name="erwise"/>Erwise</text:h>
      <text:p text:style-name="P13">Robert Cailliau 🦸 <text:span text:style-name="T8">(</text:span>➡️ Mac ?<text:span text:style-name="T8">)</text:span></text:p>
      <text:p text:style-name="P13">🤷 tour des centres de recherche<text:line-break/>➡️ Univ. tech. d’Helsinki</text:p>
      <text:list xml:id="list183013054314364" text:continue-numbering="true" text:style-name="List_20_1">
        <text:list-item>
          <text:p text:style-name="P41">4 étudiants 🤩</text:p>
        </text:list-item>
        <text:list-item>
          <text:p text:style-name="P36">projet fin d’étude (X11)</text:p>
        </text:list-item>
      </text:list>
      <text:p text:style-name="P17"><text:span text:style-name="Strong_20_Emphasis"><text:span text:style-name="T7">Avril</text:span></text:span><text:span text:style-name="T7">: 1ère alpha</text:span></text:p>
      <text:list xml:id="list183013016689315" text:continue-numbering="true" text:style-name="List_20_1">
        <text:list-item>
          <text:p text:style-name="P42">PUBLIQUE (FTP CERN)</text:p>
        </text:list-item>
        <text:list-item>
          <text:p text:style-name="P37"><text:span text:style-name="Emphasis"><text:span text:style-name="T7">ERWISE</text:span></text:span></text:p>
        </text:list-item>
        <text:list-item>
          <text:p text:style-name="P36">1ER X11 HORS CERN</text:p>
        </text:list-item>
      </text:list>
      <text:p text:style-name="Text_20_body"><text:span text:style-name="Emphasis"><text:span text:style-name="T7">SAUF QUE</text:span></text:span><text:span text:style-name="T7">: Très basique 😢<text:line-break/>look “papier” (Serif/fond bleu)</text:span></text:p>
      <table:table table:name="Table14" table:style-name="Table14">
        <table:table-column table:style-name="Table14.A" table:number-columns-repeated="3"/>
        <table:table-row table:style-name="Table14.1">
          <table:table-cell table:style-name="Table14.A1" office:value-type="string">
            <text:p text:style-name="P28">Précurs.</text:p>
          </table:table-cell>
          <table:table-cell table:style-name="Table14.A1" office:value-type="string">
            <text:p text:style-name="P24"><text:span text:style-name="T6">13</text:span> – <text:span text:style-name="T3">1</text:span><text:span text:style-name="T6">6</text:span>"</text:p>
          </table:table-cell>
          <table:table-cell table:style-name="Table14.C1" office:value-type="string">
            <text:p text:style-name="P24"><text:span text:style-name="T8">3</text:span>/<text:span text:style-name="T6">5</text:span></text:p>
          </table:table-cell>
        </table:table-row>
      </table:table>
      <text:h text:style-name="P3" text:outline-level="3"><text:bookmark text:name="violawww"/>ViolaWWW</text:h>
      <text:p text:style-name="P13">Pei-Yuan Wei 🦸<text:line-break/>étud. Univ. Berkeley<text:line-break/>de son côté / pour le plaisir<text:line-break/>a déjà créé VIOLA (1an avant)</text:p>
      <text:list xml:id="list183014027762458" text:continue-numbering="true" text:style-name="List_20_1">
        <text:list-item>
          <text:p text:style-name="P41">langage de scripting OO</text:p>
        </text:list-item>
        <text:list-item>
          <text:p text:style-name="P41">pr GUI X11 (très compliqué)</text:p>
        </text:list-item>
        <text:list-item>
          <text:p text:style-name="P36">jeux d’aventures, HyperCard, hypertexte…</text:p>
        </text:list-item>
      </text:list>
      <text:p text:style-name="Text_20_body"><text:span text:style-name="T7">(1 mois) </text:span><text:span text:style-name="Strong_20_Emphasis"><text:span text:style-name="Emphasis"><text:span text:style-name="T7">ViolaWWW</text:span></text:span></text:span></text:p>
      <text:list xml:id="list183013824046862" text:continue-numbering="true" text:style-name="List_20_1">
        <text:list-item>
          <text:p text:style-name="P37"><text:span text:style-name="Strong_20_Emphasis"><text:span text:style-name="T7">avril</text:span></text:span><text:span text:style-name="T7">: </text:span><text:span text:style-name="Strong_20_Emphasis"><text:span text:style-name="T7">α</text:span></text:span><text:span text:style-name="T7"> pr CERN (éq. WWW)</text:span></text:p>
          <text:list>
            <text:list-item>
              <text:p text:style-name="P41">juste après ERWISE</text:p>
            </text:list-item>
          </text:list>
        </text:list-item>
        <text:list-item>
          <text:p text:style-name="P31"><text:span text:style-name="Strong_20_Emphasis"><text:span text:style-name="T7">Mai</text:span></text:span><text:span text:style-name="T7">: 1ère version publique</text:span></text:p>
        </text:list-item>
      </text:list>
      <table:table table:name="Table15" table:style-name="Table15">
        <table:table-column table:style-name="Table15.A" table:number-columns-repeated="3"/>
        <table:table-row table:style-name="Table15.1">
          <table:table-cell table:style-name="Table15.A1" office:value-type="string">
            <text:p text:style-name="P29">Précurs.</text:p>
          </table:table-cell>
          <table:table-cell table:style-name="Table15.A1" office:value-type="string">
            <text:p text:style-name="P25"><text:span text:style-name="T6">13</text:span> – <text:span text:style-name="T3">1</text:span><text:span text:style-name="T6">6</text:span>"</text:p>
          </table:table-cell>
          <table:table-cell table:style-name="Table15.C1" office:value-type="string">
            <text:p text:style-name="P25"><text:span text:style-name="T9">4</text:span>/<text:span text:style-name="T6">5</text:span></text:p>
          </table:table-cell>
        </table:table-row>
      </table:table>
      <text:h text:style-name="P9" text:outline-level="4"><text:bookmark text:name="super-complet"/>super complet 🎉</text:h>
      <text:p text:style-name="Text_20_body">historique</text:p>
      <text:list xml:id="list183013341063554" text:continue-numbering="true" text:style-name="List_20_1">
        <text:list-item>
          <text:p text:style-name="P37">fenêtre à part</text:p>
        </text:list-item>
        <text:list-item>
          <text:p text:style-name="P37">“bons” boutons</text:p>
          <text:list>
            <text:list-item>
              <text:p text:style-name="P37">vraiment basés sur l’histo, et pas sur la structure des pages</text:p>
            </text:list-item>
            <text:list-item>
              <text:p text:style-name="P37">pas de bouton “NEXT”</text:p>
            </text:list-item>
            <text:list-item>
              <text:p text:style-name="P31">déroutants pour Tim BL</text:p>
            </text:list-item>
          </text:list>
        </text:list-item>
      </text:list>
      <text:p text:style-name="Text_20_body">liens simple clic</text:p>
      <text:p text:style-name="Text_20_body">marques pages / favoris</text:p>
      <text:p text:style-name="Text_20_body"><text:span text:style-name="Emphasis">et même</text:span> (un an + tard)<text:line-break/>1ère initiative “styles” (➡️ CSS)</text:p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30">Précurs.</text:p>
          </table:table-cell>
          <table:table-cell table:style-name="Table16.A1" office:value-type="string">
            <text:p text:style-name="P26"><text:span text:style-name="T6">13</text:span> – <text:span text:style-name="T3">1</text:span><text:span text:style-name="T6">6</text:span>"</text:p>
          </table:table-cell>
          <table:table-cell table:style-name="Table16.C1" office:value-type="string">
            <text:p text:style-name="P26"><text:span text:style-name="T11">5</text:span>/<text:span text:style-name="T6">5</text:span></text:p>
          </table:table-cell>
        </table:table-row>
      </table:table>
      <text:h text:style-name="P10" text:outline-level="4"><text:bookmark text:name="les-autres-navigateurs"/>Les autres navigateurs</text:h>
      <text:p text:style-name="Text_20_body">Mac: <text:span text:style-name="Strong_20_Emphasis"><text:span text:style-name="Emphasis">Samba / MacWWW</text:span></text:span> 😃<text:line-break/>Robert ➡️ Nicola <text:span text:style-name="T10">(</text:span>CERN 😢<text:span text:style-name="T10">)</text:span></text:p>
      <text:p text:style-name="Text_20_body">3ème X11: <text:span text:style-name="Strong_20_Emphasis"><text:span text:style-name="Emphasis">Midas</text:span></text:span> 😃<text:line-break/>Centre de l’acc. lin. de Stanford<text:line-break/>y ➡️ Web 👍 / y reste 👎 😢</text:p>
      <text:p text:style-name="Text_20_body"><text:span text:style-name="Strong_20_Emphasis">1993 : </text:span>1er Windows: <text:span text:style-name="Strong_20_Emphasis"><text:span text:style-name="Emphasis">Cello</text:span></text:span><text:line-break/>école droit Cornell… 🤷</text:p>
      <text:p text:style-name="Text_20_body"><text:span text:style-name="Strong_20_Emphasis"><text:span text:style-name="Emphasis">Lynx</text:span></text:span> (hypertexte 92)<text:line-break/>2.0 (HTML + HTTP)<text:line-break/>perdure (2.8.9 ajd)… CLI 😆</text:p>
      <text:p text:style-name="Text_20_body">😡😡 <text:span text:style-name="Emphasis">Ben alors ??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Code" svg:font-family="'Fira Code', 'Droid Sans Mono', monospace, monospace, 'Droid Sans Fallback', 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start" style:justify-single-word="false" style:page-number="auto"/>
      <style:text-properties fo:font-size="13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5cm" fo:margin-bottom="0.3cm" style:contextual-spacing="false" fo:text-align="center" style:justify-single-word="false" style:page-number="auto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cm" style:type="center"/>
          <style:tab-stop style:position="6.4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cm" style:type="center"/>
          <style:tab-stop style:position="6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s" style:family="paragraph" style:parent-style-name="Text_20_body">
      <style:paragraph-properties fo:margin-top="0cm" fo:margin-bottom="0cm" style:contextual-spacing="false"/>
      <style:text-properties fo:font-size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4cm" fo:page-height="10.5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7.4cm" fo:page-height="10.5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0.5cm" fo:page-height="7.4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1-06-28T11:40:10.563851235</meta:creation-date>
    <dc:date>2021-06-28T18:29:56.700896987</dc:date>
    <dc:creator>Noël Macé</dc:creator>
    <meta:editing-duration>PT54M55S</meta:editing-duration>
    <meta:editing-cycles>5</meta:editing-cycles>
    <meta:generator>LibreOffice/7.1.3.2$Linux_X86_64 LibreOffice_project/10$Build-2</meta:generator>
    <meta:document-statistic meta:table-count="16" meta:image-count="0" meta:object-count="0" meta:page-count="16" meta:paragraph-count="172" meta:word-count="677" meta:character-count="3485" meta:non-whitespace-character-count="3013"/>
  </office:meta>
</office:document-meta>
</file>